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2756" officeooo:paragraph-rsid="000d275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d7932" officeooo:paragraph-rsid="000d793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bab7" officeooo:paragraph-rsid="000dbab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d7932" officeooo:paragraph-rsid="000d793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dbab7" officeooo:paragraph-rsid="000dbab7" style:font-weight-asian="bold" style:font-weight-complex="bold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cess Book</text:p>
      <text:p text:style-name="P1"/>
      <text:p text:style-name="P3">Maandag 4 juni</text:p>
      <text:p text:style-name="P3"/>
      <text:p text:style-name="P8">Planning gemaakt wie wat gaat doen voor dinsdag, trello aangemaakt voor comminucatie en github aangemaakt door Peter. <text:span text:style-name="T1">Dataset uitgekozen: KNMI Weather.</text:span></text:p>
      <text:p text:style-name="P8"/>
      <text:p text:style-name="P4">Dinsdag 5 juni</text:p>
      <text:p text:style-name="P4"/>
      <text:p text:style-name="P11">Ieder heeft zelfstandig gewerkt. Data gedownload, en onderzocht. Attributes geclassificeerd door Pasqual, eerste code gemaakt voor omzetten van .txt naar .csv door Peter en Jochem. </text:p>
      <text:p text:style-name="P9"/>
      <text:p text:style-name="P5">Woensdag 6 juni</text:p>
      <text:p text:style-name="P5"/>
      <text:p text:style-name="P12">Taakverdeling: Pasqual lege data invullen. Jochem kijken naar decision trees, Peter clusteren data en begrijpen van data d.m.v. grafieken, Maurice begrijpen van Pandas.</text:p>
      <text:p text:style-name="P10"/>
      <text:p text:style-name="P10"><text:span text:style-name="T2">Donderdag 7 juni</text:span> </text:p>
      <text:p text:style-name="P3"/>
      <text:p text:style-name="P13">De data is opgedeeld in 4 clusters:</text:p>
      <text:list xml:id="list7295160271485333988" text:style-name="L1">
        <text:list-item>
          <text:p text:style-name="P16">Gegevens over wind: Jochem</text:p>
        </text:list-item>
        <text:list-item>
          <text:p text:style-name="P16">Gegevens over temperatuur: Maurice</text:p>
        </text:list-item>
        <text:list-item>
          <text:p text:style-name="P16">Gegevens over zonneschijn en luchtdruk: Pasqual</text:p>
        </text:list-item>
        <text:list-item>
          <text:p text:style-name="P16">Gegevens over luchtvochtigheid: Peter</text:p>
        </text:list-item>
      </text:list>
      <text:p text:style-name="P13"/>
      <text:p text:style-name="P13">Elk van de clusters:</text:p>
      <text:list xml:id="list8631170730725873606" text:style-name="L2">
        <text:list-item>
          <text:p text:style-name="P17">Beschrijving van het cluster</text:p>
        </text:list-item>
        <text:list-item>
          <text:p text:style-name="P17">Beschrijving van elk van de variabelen binnen het cluster</text:p>
        </text:list-item>
        <text:list-item>
          <text:p text:style-name="P17">Welke stations welke variabelen hebben gemeten.</text:p>
        </text:list-item>
        <text:list-item>
          <text:p text:style-name="P17">Ideeën over hoe je variabelen het best gevisualiseerd kunnen worden (schaalverdeling, tijdbestek, etc.)</text:p>
        </text:list-item>
      </text:list>
      <text:p text:style-name="P13"/>
      <text:p text:style-name="P14">Peter: </text:p>
      <text:p text:style-name="P14">ik heb in Datavisualisatiev1.1.py gecreerd met een aantal dingen toegevoegd: </text:p>
      <text:p text:style-name="P14">- procedure avg_over_year_all_stn: gemiddelden over alle stations</text:p>
      <text:p text:style-name="P14">- nanmean() - heb nanmean gebruikt ipv mean, om NaN values aan te kunnen</text:p>
      <text:p text:style-name="P14">- procedure boxplot_att om box plotjes te maken.</text:p>
      <text:p text:style-name="P14"/>
      <text:p text:style-name="P21">Vrijdag – Zaterdag – Zondag – Maandag</text:p>
      <text:p text:style-name="P21"/>
      <text:p text:style-name="P19">Allen hebben we gewerkt aan onze toegewezen clusters.</text:p>
      <text:p text:style-name="P19"/>
      <text:p text:style-name="P22">Dinsdag 12 juni</text:p>
      <text:p text:style-name="P22"/>
      <text:p text:style-name="P20">Taken besproken over hoe we de variabelen gaan taggen en bestanden doorgelezen voor het maken van de opdrachten voor week 2.</text:p>
      <text:p text:style-name="P22"/>
      <text:p text:style-name="P6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12T12:32:12.005339506</dc:date>
    <meta:editing-duration>PT22M2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28" meta:character-count="1516" meta:non-whitespace-character-count="1316"/>
  </office:meta>
</office:document-meta>
</file>